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text-properties style:text-rotation-angle="90" style:text-rotation-scale="line-height"/>
    </style:style>
    <style:style style:name="P8" style:family="paragraph" style:parent-style-name="Заголовок_20_графы_20_таблицы">
      <style:text-properties style:text-rotation-angle="90" style:text-rotation-scale="line-height" style:text-scale="85%"/>
    </style:style>
    <style:style style:name="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10" style:family="paragraph" style:parent-style-name="Значение_20_графы_20_форматной_20_рамки">
      <style:text-properties fo:font-size="18pt" officeooo:rsid="009c8cdd" officeooo:paragraph-rsid="009c8cdd" style:font-size-asian="18pt" style:font-size-complex="18pt" style:text-scale="100%"/>
    </style:style>
    <style:style style:name="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style:text-scale="100%"/>
    </style:style>
    <style:style style:name="P14" style:family="paragraph" style:parent-style-name="Наименование">
      <style:text-properties style:text-scale="100%"/>
    </style:style>
    <style:style style:name="P15" style:family="paragraph" style:parent-style-name="Наименование">
      <style:text-properties officeooo:paragraph-rsid="009c8cdd" style:text-scale="100%"/>
    </style:style>
    <style:style style:name="P16" style:family="paragraph" style:parent-style-name="Поз.">
      <style:text-properties style:text-scale="100%"/>
    </style:style>
    <style:style style:name="P17" style:family="paragraph" style:parent-style-name="Примечание">
      <style:text-properties style:text-scale="100%"/>
    </style:style>
    <style:style style:name="P18" style:family="paragraph" style:parent-style-name="Пустой" style:master-page-name="Первый_20_лист_20_1">
      <style:paragraph-properties style:page-number="auto"/>
    </style:style>
    <style:style style:name="P19" style:family="paragraph" style:parent-style-name="Формат">
      <style:text-properties style:text-scale="86%"/>
    </style:style>
    <style:style style:name="T1" style:family="text">
      <style:text-properties officeooo:rsid="009d29e7"/>
    </style:style>
    <style:style style:name="T2" style:family="text">
      <style:text-properties style:font-name="OpenGost Type B TT" officeooo:rsid="009d29e7"/>
    </style:style>
    <style:style style:name="T3" style:family="text">
      <style:text-properties style:font-name="OpenGost Type B TT1" officeooo:rsid="009d29e7"/>
    </style:style>
    <style:style style:name="T4" style:family="text">
      <style:text-properties style:font-name="OpenGost Type B TT1" officeooo:rsid="009c8cdd"/>
    </style:style>
    <style:style style:name="T5" style:family="text">
      <style:text-properties officeooo:rsid="009c8c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8">Формат</text:p>
            </table:table-cell>
            <table:table-cell table:style-name="Спецификация.B1" office:value-type="string">
              <text:p text:style-name="P7">Зона</text:p>
            </table:table-cell>
            <table:table-cell table:style-name="Спецификация.C1" office:value-type="string">
              <text:p text:style-name="P7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7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Схема электрическ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ринципиальн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7" office:value-type="string">
            <text:p text:style-name="P19">A4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еречень элементов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лата печатная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1uF 100V 0805</text:p>
          </table:table-cell>
          <table:table-cell table:style-name="Спецификация.E3" office:value-type="string">
            <text:p text:style-name="P13">34</text:p>
          </table:table-cell>
          <table:table-cell table:style-name="Спецификация.E3" office:value-type="string">
            <text:p text:style-name="P17">C1-C34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TSML1020</text:p>
          </table:table-cell>
          <table:table-cell table:style-name="Спецификация.E3" office:value-type="string">
            <text:p text:style-name="P13">8</text:p>
          </table:table-cell>
          <table:table-cell table:style-name="Спецификация.E3" office:value-type="string">
            <text:p text:style-name="P17">D1-D8</text:p>
          </table:table-cell>
        </table:table-row>
        <table:table-row table:style-name="Спецификация.2">
          <table:table-cell table:style-name="Спецификация.A18" office:value-type="string">
            <text:p text:style-name="Формат"/>
          </table:table-cell>
          <table:table-cell table:style-name="Спецификация.B18" office:value-type="string">
            <text:p text:style-name="Зона"/>
          </table:table-cell>
          <table:table-cell table:style-name="Спецификация.C18" office:value-type="string">
            <text:p text:style-name="Поз."/>
          </table:table-cell>
          <table:table-cell table:style-name="Спецификация.D18" office:value-type="string">
            <text:p text:style-name="Обозначение"/>
          </table:table-cell>
          <table:table-cell table:style-name="Спецификация.E18" office:value-type="string">
            <text:p text:style-name="Наименование"/>
          </table:table-cell>
          <table:table-cell table:style-name="Спецификация.F18" office:value-type="string">
            <text:p text:style-name="Кол."/>
          </table:table-cell>
          <table:table-cell table:style-name="Спецификация.G1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S1013-01-10RSiB-B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7">J2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T91-21B/TR7 (1206)</text:p>
          </table:table-cell>
          <table:table-cell table:style-name="Спецификация.E3" office:value-type="string">
            <text:p text:style-name="P13">8</text:p>
          </table:table-cell>
          <table:table-cell table:style-name="Спецификация.E3" office:value-type="string">
            <text:p text:style-name="P17">Q1-Q8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<text:span text:style-name="T5">2512</text:span><text:span text:style-name="T1">-1 </text:span><text:span text:style-name="T5">к</text:span><text:span text:style-name="T1">Ом</text:span><text:span text:style-name="T2">±</text:span><text:span text:style-name="T3">5%-</text:span><text:span text:style-name="T4">1</text:span><text:span text:style-name="T3"> Вт</text:span></text:p>
          </table:table-cell>
          <table:table-cell table:style-name="Спецификация.E3" office:value-type="string">
            <text:p text:style-name="P13">8</text:p>
          </table:table-cell>
          <table:table-cell table:style-name="Спецификация.E3" office:value-type="string">
            <text:p text:style-name="P17">R17-R24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<text:span text:style-name="T4">2512</text:span><text:span text:style-name="T3">-1,</text:span><text:span text:style-name="T4">2</text:span><text:span text:style-name="T3"> </text:span><text:span text:style-name="T4">к</text:span><text:span text:style-name="T3">Ом</text:span><text:span text:style-name="T2">±</text:span><text:span text:style-name="T3">5%-</text:span><text:span text:style-name="T4">1</text:span><text:span text:style-name="T3"> Вт</text:span></text:p>
          </table:table-cell>
          <table:table-cell table:style-name="Спецификация.E3" office:value-type="string">
            <text:p text:style-name="P13">8</text:p>
          </table:table-cell>
          <table:table-cell table:style-name="Спецификация.E3" office:value-type="string">
            <text:p text:style-name="P17">R1-R8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6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<text:span text:style-name="T1">0805-</text:span><text:span text:style-name="T5">43</text:span><text:span text:style-name="T1"> </text:span><text:span text:style-name="T5">к</text:span><text:span text:style-name="T1">Ом</text:span><text:span text:style-name="T2">±</text:span><text:span text:style-name="T3">5%-0,125 Вт</text:span></text:p>
          </table:table-cell>
          <table:table-cell table:style-name="Спецификация.E3" office:value-type="string">
            <text:p text:style-name="P13">8</text:p>
          </table:table-cell>
          <table:table-cell table:style-name="Спецификация.E3" office:value-type="string">
            <text:p text:style-name="P17">R9-R16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7" office:value-type="string">
            <text:p text:style-name="Формат"/>
          </table:table-cell>
          <table:table-cell table:style-name="Спецификация.B27" office:value-type="string">
            <text:p text:style-name="Зона"/>
          </table:table-cell>
          <table:table-cell table:style-name="Спецификация.C27" office:value-type="string">
            <text:p text:style-name="P16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27" office:value-type="string">
            <text:p text:style-name="Обозначение"/>
          </table:table-cell>
          <table:table-cell table:style-name="Спецификация.E3" office:value-type="string">
            <text:p text:style-name="P14">ULN2803A (SOIC-18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7">U1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officeooo:rsid="009c8cdd" officeooo:paragraph-rsid="009c8cdd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"><draw:text-box><text:p text:style-name="MP1">Плата светофотодиодов</text:p><text:p text:style-name="MP1">Спецификация</text:p></draw:text-box></draw:frame><draw:frame draw:style-name="Mfr1" draw:name="Перв.1: 2 Обозначение документа" text:anchor-type="paragraph" svg:x="8.5cm" svg:y="25.201cm" svg:width="12cm" svg:height="1.499cm" draw:z-index="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5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17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1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21"><draw:text-box><text:p text:style-name="Значение_20_графы_20_форматной_20_рамки"><text:page-count>1</text:page-count></text:p></draw:text-box></draw:frame><draw:frame draw:style-name="Mfr2" draw:name="Перв.1: 10 Разраб. (наименование)" text:anchor-type="paragraph" svg:x="2cm" svg:y="26.7cm" svg:width="1.7cm" svg:height="0.499cm" draw:z-index="23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25"><draw:text-box><text:p text:style-name="MP4">Пров.</text:p></draw:text-box></draw:frame><draw:frame draw:style-name="Mfr1" draw:name="Перв.1: 10" text:anchor-type="paragraph" svg:x="2cm" svg:y="27.7cm" svg:width="1.7cm" svg:height="0.499cm" draw:z-index="27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29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31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33"><draw:text-box><text:p text:style-name="MP5"/></draw:text-box></draw:frame><draw:frame draw:style-name="Mfr1" draw:name="Перв.1: 11 Пров." text:anchor-type="paragraph" svg:x="3.701cm" svg:y="27.199cm" svg:width="2.3cm" svg:height="0.499cm" draw:z-index="35"><draw:text-box><text:p text:style-name="MP5"/></draw:text-box></draw:frame><draw:frame draw:style-name="Mfr1" draw:name="Перв.1: 11" text:anchor-type="paragraph" svg:x="3.701cm" svg:y="27.7cm" svg:width="2.3cm" svg:height="0.499cm" draw:z-index="37"><draw:text-box><text:p text:style-name="MP5"/></draw:text-box></draw:frame><draw:frame draw:style-name="Mfr1" draw:name="Перв.1: 11 Н. контр." text:anchor-type="paragraph" svg:x="3.701cm" svg:y="28.199cm" svg:width="2.3cm" svg:height="0.499cm" draw:z-index="39"><draw:text-box><text:p text:style-name="MP5"/></draw:text-box></draw:frame><draw:frame draw:style-name="Mfr1" draw:name="Перв.1: 11 Утв." text:anchor-type="paragraph" svg:x="3.701cm" svg:y="28.7cm" svg:width="2.3cm" svg:height="0.499cm" draw:z-index="41"><draw:text-box><text:p text:style-name="MP5"/></draw:text-box></draw:frame><draw:frame draw:style-name="Mfr1" draw:name="Перв.1: 13 Разраб." text:anchor-type="paragraph" svg:x="7.5cm" svg:y="26.7cm" svg:width="1cm" svg:height="0.499cm" draw:z-index="42"><draw:text-box><text:p text:style-name="MP5"/></draw:text-box></draw:frame><draw:frame draw:style-name="Mfr1" draw:name="Перв.1: 13 Пров." text:anchor-type="paragraph" svg:x="7.5cm" svg:y="27.199cm" svg:width="1cm" svg:height="0.499cm" draw:z-index="40"><draw:text-box><text:p text:style-name="MP5"/></draw:text-box></draw:frame><draw:frame draw:style-name="Mfr1" draw:name="Перв.1: 13" text:anchor-type="paragraph" svg:x="7.5cm" svg:y="27.7cm" svg:width="1cm" svg:height="0.499cm" draw:z-index="38"><draw:text-box><text:p text:style-name="MP5"/></draw:text-box></draw:frame><draw:frame draw:style-name="Mfr1" draw:name="Перв.1: 13 Н. контр." text:anchor-type="paragraph" svg:x="7.5cm" svg:y="28.199cm" svg:width="1cm" svg:height="0.499cm" draw:z-index="36"><draw:text-box><text:p text:style-name="MP5"/></draw:text-box></draw:frame><draw:frame draw:style-name="Mfr1" draw:name="Перв.1: 13 Утв." text:anchor-type="paragraph" svg:x="7.5cm" svg:y="28.7cm" svg:width="1cm" svg:height="0.499cm" draw:z-index="34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3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2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2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2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2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1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1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0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0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0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0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0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0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0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4:24:30.122000000</meta:creation-date>
    <meta:editing-duration>PT5M15S</meta:editing-duration>
    <meta:editing-cycles>3</meta:editing-cycles>
    <meta:generator>LibreOffice/24.2.2.2$Windows_X86_64 LibreOffice_project/d56cc158d8a96260b836f100ef4b4ef25d6f1a01</meta:generator>
    <dc:date>2024-06-20T14:29:58.816000000</dc:date>
    <meta:print-date>2024-06-20T14:27:20.515000000</meta:print-date>
    <meta:printed-by>Файлы PDF</meta:printed-by>
    <meta:document-statistic meta:table-count="1" meta:image-count="0" meta:object-count="0" meta:page-count="1" meta:paragraph-count="155" meta:word-count="233" meta:character-count="1196" meta:non-whitespace-character-count="1106"/>
  </office:meta>
</office:document-meta>
</file>